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7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8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Standard">
      <style:text-properties officeooo:rsid="00173432" officeooo:paragraph-rsid="00173432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2bed9"/>
    </style:style>
    <style:style style:name="T7" style:family="text">
      <style:text-properties officeooo:rsid="00156665"/>
    </style:style>
    <style:style style:name="T8" style:family="text">
      <style:text-properties officeooo:rsid="00162209"/>
    </style:style>
    <style:style style:name="T9" style:family="text">
      <style:text-properties officeooo:rsid="0016e15a"/>
    </style:style>
    <style:style style:name="T10" style:family="text">
      <style:text-properties officeooo:rsid="00187cd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7">Orari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<text:span text:style-name="T7">orario</text:span> del proprio figlio.</text:p>
            <text:p text:style-name="P4"/>
            <text:p text:style-name="P6"><text:span text:style-name="T3">b.Il sistema mostra </text:span><text:span text:style-name="T4">la form </text:span><text:span text:style-name="T6">in cui è possibile</text:span><text:span text:style-name="T7"> </text:span><text:span text:style-name="T8">selezionare la fascia di utenza</text:span><text:span text:style-name="T7"> </text:span><text:span text:style-name="T8">di </text:span><text:span text:style-name="T7">orario </text:span><text:span text:style-name="T8">oppure inserire manualmente l'orario </text:span><text:span text:style-name="T7">di entrata ed uscita, e </text:span><text:span text:style-name="T8">selezionare l'eventuale</text:span><text:span text:style-name="T7"> somministrazione del pasto</text:span>.</text:p>
            <text:p text:style-name="P4"/>
            <text:p text:style-name="P7"><text:span text:style-name="T3">c</text:span>. <text:span text:style-name="T4">il Genitore</text:span> compila i campi per la richiesta della modifica del<text:span text:style-name="T7">l'orario </text:span>del proprio figlio <text:span text:style-name="T10">e specifica se la variazione è permanente o temporanea.</text:span></text:p>
            <text:p text:style-name="P4"/>
            <text:p text:style-name="P8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493364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Il genitore visualizza la notifica o il messaggio d'errore entro 20 secondi</text:p>
          </table:table-cell>
        </table:table-row>
      </table:table>
      <text:p text:style-name="P5">UC<text:span text:style-name="T9">28</text:span>: Modifica del<text:span text:style-name="T9">l'orario</text:span>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20</meta:editing-cycles>
    <meta:generator>LibreOffice/3.6$Windows_x86 LibreOffice_project/da8c1e6-fd468f4-454e206-f42a4a9-143cfd</meta:generator>
    <dc:date>2012-10-25T10:39:17.09</dc:date>
    <dc:creator>Mariella </dc:creator>
    <meta:document-statistic meta:table-count="1" meta:image-count="0" meta:object-count="0" meta:page-count="1" meta:paragraph-count="18" meta:word-count="157" meta:character-count="1035" meta:non-whitespace-character-count="895"/>
    <meta:user-defined meta:name="Info 1"/>
    <meta:user-defined meta:name="Info 2"/>
    <meta:user-defined meta:name="Info 3"/>
    <meta:user-defined meta:name="Info 4"/>
  </office:meta>
</office:document-meta>
</file>